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26553" officeooo:paragraph-rsid="00026553" style:font-size-asian="24pt" style:font-size-complex="24pt"/>
    </style:style>
    <style:style style:name="P2" style:family="paragraph" style:parent-style-name="Standard">
      <style:text-properties fo:font-size="11pt" fo:font-weight="bold" officeooo:rsid="00026553" officeooo:paragraph-rsid="00026553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0563dc" officeooo:paragraph-rsid="000563dc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officeooo:rsid="00026553" officeooo:paragraph-rsid="00026553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03ef64" officeooo:paragraph-rsid="0003ef64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0563dc" officeooo:paragraph-rsid="000563dc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069c2a" officeooo:paragraph-rsid="00069c2a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069c2a" officeooo:paragraph-rsid="0007874c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09f215" officeooo:paragraph-rsid="0009f215" style:font-size-asian="9.60000038146973pt" style:font-weight-asian="normal" style:font-size-complex="11pt" style:font-weight-complex="normal"/>
    </style:style>
    <style:style style:name="T1" style:family="text">
      <style:text-properties officeooo:rsid="000563dc"/>
    </style:style>
    <style:style style:name="T2" style:family="text">
      <style:text-properties officeooo:rsid="000787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management</text:p>
      <text:p text:style-name="P2"/>
      <text:p text:style-name="P2">personalplanung</text:p>
      <text:p text:style-name="P5">Hier wird der aktuelle Personalbestand mit dem erforderlichen Personalbestand verglichen und es werden Mitarbeiter angestellt, oder sogar losgelassen.</text:p>
      <text:p text:style-name="P4"/>
      <text:p text:style-name="P2">Personalgewinnung</text:p>
      <text:p text:style-name="P5"><text:s/>Falls <text:span text:style-name="T1">der Personalbestand nicht gross genug ist wird neues personal eingestwellt</text:span></text:p>
      <text:p text:style-name="P7">Es existieren 4 Aufgabenbereiche der Personalgewinung.</text:p>
      <text:p text:style-name="P7">Personalbewerbung -&gt; Personalauswahl -&gt; Personaleinstellung -&gt; personaleinführung </text:p>
      <text:p text:style-name="P4"/>
      <text:p text:style-name="P3">Personalbeurteilung</text:p>
      <text:p text:style-name="P6">Das Personal vergangenheits- gegenwarts- und zukunftsbezogen zu beurteilen</text:p>
      <text:p text:style-name="P4"/>
      <text:p text:style-name="P2">personalhonorierung</text:p>
      <text:p text:style-name="P7">Das Personal sollte ihrer vollbrachten Leistungen und ihrer Kompetenzen gerecht <text:s/>entlohnt werden.</text:p>
      <text:p text:style-name="P7">Es gibt mehrere Arten von Enlohnungen.</text:p>
      <text:p text:style-name="P7">Zeitlohn(Man witrd anhand der mit der Arbeit verbrachten Zeit entlohnt werden.)</text:p>
      <text:p text:style-name="P7">Akkordlohn(man wird anhand der vollbrachten Leistung entlohnt)</text:p>
      <text:p text:style-name="P7">Prämienlohn(fixer Grundlohn und ein Zuschlag bei höheren Leistungen)</text:p>
      <text:p text:style-name="P4"/>
      <text:p text:style-name="P2">personalentwicklung</text:p>
      <text:p text:style-name="P7">Das Personal sollte nach ihrem jeweilligen Potential gefördert werden.</text:p>
      <text:p text:style-name="P7">Man kategorisiert die mitarbeiter in 4 Gruppen</text:p>
      <text:p text:style-name="P8">Deadwood(Leistung <text:span text:style-name="T2">= niedrig; Potential = niedrig </text:span>)</text:p>
      <text:p text:style-name="P8"><text:span text:style-name="T2">Workhorses</text:span>(Leistung <text:span text:style-name="T2">= hoch; Potential = niedrig </text:span>)</text:p>
      <text:p text:style-name="P8"><text:span text:style-name="T2">Problem Employees</text:span>(Leistung <text:span text:style-name="T2">= niedrig; Potential = hoch</text:span>)</text:p>
      <text:p text:style-name="P8"><text:span text:style-name="T2">Stars</text:span>(Leistung <text:span text:style-name="T2">= hoch; Potential = hoch </text:span>)</text:p>
      <text:p text:style-name="P4"/>
      <text:p text:style-name="P2">personalfreistellung</text:p>
      <text:p text:style-name="P9">Mitarbeiter werden entlassen wenn:</text:p>
      <text:p text:style-name="P9">-Der Mitarbeiter nicht genügend Leistung und/oder Potenzial zeigt.</text:p>
      <text:p text:style-name="P9">-Der Mitarbeiter möchte/hat eine neue Herausforderung annehmen/angenommen.</text:p>
      <text:p text:style-name="P9">-Das Unternhemen muss Umstrukturieren</text:p>
      <text:p text:style-name="P9">-Das Unternehmen wechselt den Ort und das Personal nicht</text:p>
      <text:p text:style-name="P9">-Mitarbeiter werden durch maschinen ersetzt</text:p>
      <text:p text:style-name="P9">-Unternehmen fusion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1S</meta:editing-duration>
    <meta:editing-cycles>4</meta:editing-cycles>
    <meta:generator>LibreOffice/5.2.4.2$Windows_x86 LibreOffice_project/3d5603e1122f0f102b62521720ab13a38a4e0eb0</meta:generator>
    <dc:date>2017-01-29T18:39:56.607000000</dc:date>
    <meta:document-statistic meta:table-count="0" meta:image-count="0" meta:object-count="0" meta:page-count="1" meta:paragraph-count="30" meta:word-count="184" meta:character-count="1558" meta:non-whitespace-character-count="1401"/>
    <meta:user-defined meta:name="Info 1"/>
    <meta:user-defined meta:name="Info 2"/>
    <meta:user-defined meta:name="Info 3"/>
    <meta:user-defined meta:name="Info 4"/>
  </office:meta>
</office:document-meta>
</file>